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38489FF24D1D9135BC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rudia1" text:anchor-type="char" svg:width="19.001cm" svg:height="10.687cm" draw:z-index="0"><draw:image xlink:href="Pictures/10000001000006400000038489FF24D1D9135B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u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2T10:39:28.795000000</dc:date>
    <meta:editing-duration>PT3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7.2$Windows_X86_64 LibreOffice_project/8d71d29d553c0f7dcbfa38fbfda25ee34cce99a2</meta:generator>
  </office:meta>
</office:document-meta>
</file>